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66a4" officeooo:paragraph-rsid="000066a4"/>
    </style:style>
    <style:style style:name="P2" style:family="paragraph" style:parent-style-name="Standard" style:list-style-name="L1">
      <style:text-properties officeooo:rsid="000066a4" officeooo:paragraph-rsid="000066a4"/>
    </style:style>
    <style:style style:name="P3" style:family="paragraph" style:parent-style-name="Standard" style:list-style-name="L1">
      <style:text-properties officeooo:rsid="000066a4" officeooo:paragraph-rsid="000716f9"/>
    </style:style>
    <style:style style:name="P4" style:family="paragraph" style:parent-style-name="Standard">
      <style:text-properties officeooo:rsid="000066a4" officeooo:paragraph-rsid="000716f9"/>
    </style:style>
    <style:style style:name="P5" style:family="paragraph" style:parent-style-name="Standard" style:list-style-name="L1">
      <style:text-properties officeooo:rsid="000177d1" officeooo:paragraph-rsid="000177d1"/>
    </style:style>
    <style:style style:name="P6" style:family="paragraph" style:parent-style-name="Standard" style:list-style-name="L1">
      <style:text-properties officeooo:rsid="000177d1" officeooo:paragraph-rsid="000716f9"/>
    </style:style>
    <style:style style:name="P7" style:family="paragraph" style:parent-style-name="Standard">
      <style:text-properties officeooo:rsid="000177d1" officeooo:paragraph-rsid="000177d1"/>
    </style:style>
    <style:style style:name="P8" style:family="paragraph" style:parent-style-name="Standard">
      <style:text-properties officeooo:rsid="000177d1" officeooo:paragraph-rsid="000716f9"/>
    </style:style>
    <style:style style:name="P9" style:family="paragraph" style:parent-style-name="Standard">
      <style:text-properties officeooo:rsid="000256c8" officeooo:paragraph-rsid="000256c8"/>
    </style:style>
    <style:style style:name="P10" style:family="paragraph" style:parent-style-name="Standard" style:list-style-name="L2">
      <style:text-properties officeooo:rsid="000256c8" officeooo:paragraph-rsid="000256c8"/>
    </style:style>
    <style:style style:name="P11" style:family="paragraph" style:parent-style-name="Standard" style:list-style-name="L3">
      <style:text-properties officeooo:rsid="000256c8" officeooo:paragraph-rsid="000716f9"/>
    </style:style>
    <style:style style:name="P12" style:family="paragraph" style:parent-style-name="Standard">
      <style:text-properties officeooo:rsid="000256c8" officeooo:paragraph-rsid="000716f9"/>
    </style:style>
    <style:style style:name="P13" style:family="paragraph" style:parent-style-name="Standard">
      <style:text-properties officeooo:rsid="00048d11" officeooo:paragraph-rsid="00048d11"/>
    </style:style>
    <style:style style:name="P14" style:family="paragraph" style:parent-style-name="Standard">
      <style:text-properties officeooo:rsid="00048d11" officeooo:paragraph-rsid="000716f9"/>
    </style:style>
    <style:style style:name="P15" style:family="paragraph" style:parent-style-name="Standard">
      <style:text-properties style:font-name="Liberation Serif" fo:font-size="12pt" officeooo:rsid="00048d11" officeooo:paragraph-rsid="00048d11" style:font-size-asian="12pt" style:font-size-complex="12pt"/>
    </style:style>
    <style:style style:name="P16" style:family="paragraph" style:parent-style-name="Standard">
      <style:text-properties style:font-name="Liberation Serif" fo:font-size="12pt" officeooo:rsid="00048d11" officeooo:paragraph-rsid="000716f9" style:font-size-asian="12pt" style:font-size-complex="12pt"/>
    </style:style>
    <style:style style:name="P17" style:family="paragraph" style:parent-style-name="Standard">
      <style:text-properties style:font-name="Liberation Serif" fo:font-size="12pt" officeooo:rsid="000716f9" officeooo:paragraph-rsid="000716f9" style:font-size-asian="12pt" style:font-size-complex="12pt"/>
    </style:style>
    <style:style style:name="P18" style:family="paragraph" style:parent-style-name="Standard">
      <style:text-properties style:font-name="Liberation Serif" fo:font-size="12pt" officeooo:rsid="0008ac3a" officeooo:paragraph-rsid="0008ac3a" style:font-size-asian="12pt" style:font-size-complex="12pt"/>
    </style:style>
    <style:style style:name="P19" style:family="paragraph" style:parent-style-name="Standard">
      <style:text-properties officeooo:rsid="000716f9" officeooo:paragraph-rsid="000716f9"/>
    </style:style>
    <style:style style:name="P20" style:family="paragraph" style:parent-style-name="Preformatted_20_Text">
      <style:text-properties officeooo:rsid="00048d11" officeooo:paragraph-rsid="00048d11"/>
    </style:style>
    <style:style style:name="P21" style:family="paragraph" style:parent-style-name="Preformatted_20_Text">
      <style:text-properties officeooo:rsid="00048d11" officeooo:paragraph-rsid="000716f9"/>
    </style:style>
    <style:style style:name="T1" style:family="text">
      <style:text-properties officeooo:rsid="000256c8"/>
    </style:style>
    <style:style style:name="T2" style:family="text">
      <style:text-properties fo:font-variant="normal" fo:text-transform="none" fo:color="#24292e" style:font-name="SFMono-Regular" fo:font-size="6.5pt" fo:letter-spacing="normal" fo:font-style="normal" fo:font-weight="normal" fo:background-color="transparent" loext:char-shading-value="0" loext:padding="0in" loext:border="none"/>
    </style:style>
    <style:style style:name="T3" style:family="text">
      <style:text-properties fo:font-variant="normal" fo:text-transform="none" fo:color="#24292e" style:font-name="SFMono-Regular" fo:letter-spacing="normal" fo:font-style="normal" fo:font-weight="normal" fo:background-color="transparent" loext:char-shading-value="0" loext:padding="0in" loext:border="none"/>
    </style:style>
    <style:style style:name="T4" style:family="text">
      <style:text-properties fo:font-variant="normal" fo:text-transform="none" fo:color="#24292e" style:font-name="SFMono-Regular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5" style:family="text">
      <style:text-properties fo:font-variant="normal" fo:text-transform="none" fo:color="#24292e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6" style:family="text">
      <style:text-properties fo:font-variant="normal" fo:text-transform="none" fo:color="#24292e" style:font-name="Liberation Serif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7" style:family="text">
      <style:text-properties officeooo:rsid="000716f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UK</text:p>
      <text:p text:style-name="P1"/>
      <text:p text:style-name="P1">Stay organised with Task Killer; the no excuses to-do app. Task Killer is super user friendly yet at the same time is powerful enough to keep you productive.</text:p>
      <text:list xml:id="list8396733996053165348" text:style-name="L1">
        <text:list-item>
          <text:p text:style-name="P2">Make your tasks more detailed with sub-tasks.</text:p>
        </text:list-item>
        <text:list-item>
          <text:p text:style-name="P2">Use notes to add more information to your tasks. </text:p>
        </text:list-item>
        <text:list-item>
          <text:p text:style-name="P5">Set due dates and get due notifications on your device.</text:p>
        </text:list-item>
        <text:list-item>
          <text:p text:style-name="P5">Set up repeating due dates for your recurring tasks.</text:p>
        </text:list-item>
        <text:list-item>
          <text:p text:style-name="P5">Customise the look and feel <text:span text:style-name="T1">to better suit you.</text:span></text:p>
        </text:list-item>
      </text:list>
      <text:p text:style-name="P7"/>
      <text:p text:style-name="P9">This app uses icons designed by the following authors from Flaticon:</text:p>
      <text:list xml:id="list3680293855367219364" text:style-name="L2">
        <text:list-item>
          <text:p text:style-name="P10">Freepik</text:p>
        </text:list-item>
        <text:list-item>
          <text:p text:style-name="P10">Smashicons</text:p>
        </text:list-item>
        <text:list-item>
          <text:p text:style-name="P10">Pixel Perfect</text:p>
        </text:list-item>
        <text:list-item>
          <text:p text:style-name="P10">Good Ware</text:p>
        </text:list-item>
        <text:list-item>
          <text:p text:style-name="P10">Surang</text:p>
        </text:list-item>
        <text:list-item>
          <text:p text:style-name="P10">Pixelmeetup</text:p>
        </text:list-item>
      </text:list>
      <text:p text:style-name="P9"/>
      <text:p text:style-name="P13">This application uses an Open Source component.</text:p>
      <text:p text:style-name="P20"><text:span text:style-name="Source_20_Text"><text:span text:style-name="T6">Copyright 2014-2017 QuadFlask</text:span></text:span></text:p>
      <text:p text:style-name="P15"><text:a xlink:type="simple" xlink:href="https://github.com/QuadFlask/colorpicker" text:style-name="Internet_20_link" text:visited-style-name="Visited_20_Internet_20_Link">https://github.com/QuadFlask/colorpicker</text:a></text:p>
      <text:p text:style-name="P15"/>
      <text:p text:style-name="P17">US</text:p>
      <text:p text:style-name="P17"/>
      <text:p text:style-name="P4">Stay organi<text:span text:style-name="T7">z</text:span>ed with Task Killer; the no excuses to-do app. Task Killer is super user friendly yet at the same time is powerful enough to keep you productive.</text:p>
      <text:list xml:id="list141200685141787" text:continue-list="list8396733996053165348" text:style-name="L1">
        <text:list-item>
          <text:p text:style-name="P3">Make your tasks more detailed with sub-tasks.</text:p>
        </text:list-item>
        <text:list-item>
          <text:p text:style-name="P3">Use notes to add more information to your tasks. </text:p>
        </text:list-item>
        <text:list-item>
          <text:p text:style-name="P6">Set due dates and get due notifications on your device.</text:p>
        </text:list-item>
        <text:list-item>
          <text:p text:style-name="P6">Set up repeating due dates for your recurring tasks.</text:p>
        </text:list-item>
        <text:list-item>
          <text:p text:style-name="P6">Customi<text:span text:style-name="T7">z</text:span>e the look and feel <text:span text:style-name="T1">to better suit you.</text:span></text:p>
        </text:list-item>
      </text:list>
      <text:p text:style-name="P8"/>
      <text:p text:style-name="P12">This app uses icons designed by the following authors from Flaticon:</text:p>
      <text:list xml:id="list3239466694971478936" text:style-name="L3">
        <text:list-item>
          <text:p text:style-name="P11">Freepik</text:p>
        </text:list-item>
        <text:list-item>
          <text:p text:style-name="P11">Smashicons</text:p>
        </text:list-item>
        <text:list-item>
          <text:p text:style-name="P11">Pixel Perfect</text:p>
        </text:list-item>
        <text:list-item>
          <text:p text:style-name="P11">Good Ware</text:p>
        </text:list-item>
        <text:list-item>
          <text:p text:style-name="P11">Surang</text:p>
        </text:list-item>
        <text:list-item>
          <text:p text:style-name="P11">Pixelmeetup</text:p>
        </text:list-item>
      </text:list>
      <text:p text:style-name="P12"/>
      <text:p text:style-name="P14">This application uses an Open Source component.</text:p>
      <text:p text:style-name="P21"><text:span text:style-name="Source_20_Text"><text:span text:style-name="T6">Copyright 2014-2017 QuadFlask</text:span></text:span></text:p>
      <text:p text:style-name="P16"><text:a xlink:type="simple" xlink:href="https://github.com/QuadFlask/colorpicker" text:style-name="Internet_20_link" text:visited-style-name="Visited_20_Internet_20_Link">https://github.com/QuadFlask/colorpicker</text:a></text:p>
      <text:p text:style-name="P16"/>
      <text:p text:style-name="P16"/>
      <text:p text:style-name="P16"/>
      <text:p text:style-name="P16"/>
      <text:p text:style-name="P16"><text:soft-page-break/></text:p>
      <text:p text:style-name="P18">violenthoboenterprises@gmail.com</text:p>
      <text:p text:style-name="P18">I0XR4PDcTKBcdFNOrYnt4epbO8qjez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2:25:36.106000000</meta:creation-date>
    <dc:date>2018-10-03T14:10:21.821000000</dc:date>
    <meta:editing-duration>PT1H24M12S</meta:editing-duration>
    <meta:editing-cycles>6</meta:editing-cycles>
    <meta:generator>LibreOffice/5.2.5.1$Windows_X86_64 LibreOffice_project/0312e1a284a7d50ca85a365c316c7abbf20a4d22</meta:generator>
    <meta:document-statistic meta:table-count="0" meta:image-count="0" meta:object-count="0" meta:page-count="2" meta:paragraph-count="36" meta:word-count="230" meta:character-count="1378" meta:non-whitespace-character-count="1204"/>
  </office:meta>
</office:document-meta>
</file>